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31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3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9358d4e2b61a9736e47f65985b230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 table:visibility="filter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71">
          <table:table-cell table:number-columns-repeated="16384"/>
        </table:table-row>
        <table:table-row table:style-name="ro5" table:number-rows-repeated="3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3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9" table:display-filter-buttons="true">
          <table:filter>
            <table:filter-and>
              <table:filter-condition table:value="现代密码学" table:operator="=" table:field-number="4"/>
            </table:filter-and>
          </table:filter>
          <table:sort>
            <table:sort-by table:field-number="4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21:56:27.301868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0T22:00:55.167250936</dc:date>
    <meta:editing-cycles>660</meta:editing-cycles>
    <meta:editing-duration>P3DT21H27M52S</meta:editing-duration>
    <meta:generator>LibreOffice/24.2.4.2$Linux_X86_64 LibreOffice_project/420$Build-2</meta:generator>
    <meta:document-statistic meta:table-count="3" meta:cell-count="4289" meta:object-count="0"/>
    <meta:user-defined meta:name="AppVersion">15.0000</meta:user-defined>
  </office:meta>
</office:document-meta>
</file>